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language="ru" fo:country="RU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language="ru" fo:country="RU" style:font-size-asian="14pt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text-indent="0.9cm" style:auto-text-indent="false"/>
      <style:text-properties style:font-name="Arial" fo:font-size="12pt" fo:language="ru" fo:country="RU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.9cm" style:auto-text-indent="false"/>
      <style:text-properties style:font-name="Arial" fo:font-size="12pt" fo:language="en" fo:country="US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.9cm" style:auto-text-indent="false"/>
      <style:text-properties style:font-name="Arial" fo:font-size="12pt" fo:language="ru" fo:country="RU" style:font-size-asian="12pt" style:font-size-complex="12pt"/>
    </style:style>
    <style:style style:name="P6" style:family="paragraph" style:parent-style-name="Standard" style:list-style-name="L1">
      <style:paragraph-properties fo:margin-left="0cm" fo:margin-right="0cm" fo:text-align="start" style:justify-single-word="false" fo:text-indent="0.9cm" style:auto-text-indent="false"/>
      <style:text-properties style:font-name="Arial" fo:font-size="12pt" fo:language="ru" fo:country="RU" style:font-size-asian="12pt" style:font-size-complex="12pt"/>
    </style:style>
    <style:style style:name="P7" style:family="paragraph" style:parent-style-name="Standard" style:master-page-name="">
      <style:paragraph-properties fo:margin-left="0cm" fo:margin-right="0cm" fo:text-align="start" style:justify-single-word="false" fo:text-indent="0.9cm" style:auto-text-indent="false" style:page-number="auto"/>
      <style:text-properties style:font-name="Arial" fo:font-size="12pt" fo:language="ru" fo:country="RU" style:font-size-asian="12pt" style:font-size-complex="12pt"/>
    </style:style>
    <style:style style:name="T1" style:family="text">
      <style:text-properties fo:language="en" fo:country="US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раткое описание проекта №2</text:p>
      <text:p text:style-name="P2">«Разведывательной анализ данных»</text:p>
      <text:p text:style-name="P2"/>
      <text:p text:style-name="P7">Задачей проекта является проведение <text:span text:style-name="T1">EDA </text:span>(разведывательного анализа данных) на примере датасета содержащего информацию об учениках американских школ<text:span text:style-name="T1">. </text:span></text:p>
      <text:p text:style-name="P3">В процессе анализа необходимо выяснить влияние условий жизни и учебы школьников на их оценки по математике для создания модели предсказывающей что ученик находится в группе риска и плохо сдаст математику.<text:span text:style-name="T1"> </text:span></text:p>
      <text:p text:style-name="P3">В результате анализа выяснили распределение количественных и номинативных признаков, в ряде случаев исключены выбросы и заполнены ячейки с пропусками. Произведен корреляционный анализ и анализ категориальных данных в результате которого для построения модели были отобраны максимально влияющие на оценку признаки.</text:p>
      <text:p text:style-name="P4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16S</meta:editing-duration>
    <meta:editing-cycles>4</meta:editing-cycles>
    <meta:generator>OpenOffice/4.1.4$Win32 OpenOffice.org_project/414m5$Build-9788</meta:generator>
    <dc:date>2021-02-03T23:55:07.83</dc:date>
    <dc:creator>Николай   </dc:creator>
    <meta:document-statistic meta:table-count="0" meta:image-count="0" meta:object-count="0" meta:page-count="1" meta:paragraph-count="5" meta:word-count="93" meta:character-count="726"/>
    <meta:user-defined meta:name="Info 1"/>
    <meta:user-defined meta:name="Info 2"/>
    <meta:user-defined meta:name="Info 3"/>
    <meta:user-defined meta:name="Info 4"/>
  </office:meta>
</office:document-meta>
</file>